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f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f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f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f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f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f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f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f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f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f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f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f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f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f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f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f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f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f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f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f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f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f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f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f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f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f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f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f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f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f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f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f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f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f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f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f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f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f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f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f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f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f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f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f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f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f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f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f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f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f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f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f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f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f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f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f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f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f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f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f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f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f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f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f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f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f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f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f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f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f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f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f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f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f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f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f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f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f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f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f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f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f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f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f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f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string">
            <text:p>aurora_soli_praevia.php</text:p>
          </table:table-cell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2">
          <table:table-cell office:value-type="string">
            <text:p>matris_sub_almae_numine.php</text:p>
          </table:table-cell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string">
            <text:p>omnis_expertem_maculae_mariam.php</text:p>
          </table:table-cell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2">
          <table:table-cell office:value-type="string">
            <text:p>sic_patres_vitam_peragunt_in_umbra.php</text:p>
          </table:table-cell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02/15/2009</text:date>, <text:time>15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8-03T18:02:48</meta:creation-date>
    <dc:creator>David Siefker</dc:creator>
    <dc:date>2009-02-15T15:21:23.96</dc:date>
    <meta:editing-cycles>26</meta:editing-cycles>
    <meta:editing-duration>PT26H47M57S</meta:editing-duration>
    <meta:document-statistic meta:table-count="3" meta:cell-count="1723" meta:object-count="0"/>
    <meta:user-defined meta:name="Info 1"/>
    <meta:user-defined meta:name="Info 2"/>
    <meta:user-defined meta:name="Info 3"/>
    <meta:user-defined meta:name="Info 4"/>
  </office:meta>
</office:document-meta>
</file>